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BeanContainer.getBean( String name , Class &lt; B &gt; beanType , LifecycleOptions lifecycleOptions , BeanInstanceProducer fallbackProduc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pringContainedBean.destroyIfNecessa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ringBeanContainer.getBean( Class &lt; B &gt; beanType , LifecycleOptions lifecycleOptions , BeanInstanceProducer fallbackProduc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pringBeanContain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BeanContainer.createBean( String name , Class &lt; ? &gt; beanType , LifecycleOptions lifecycleOptions , BeanInstanceProducer fallbackProduc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pringContainedBean.getBean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ContainedBean.SpringContainedBean( B bean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ContainedBean.SpringContainedBean( B beanInstance , Consumer &lt; B &gt; destruction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BeanContainer.SpringBeanContainer( Configurable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BeanContainer.createBean( Class &lt; ? &gt; beanType , LifecycleOptions lifecycleOptions , BeanInstanceProducer fallbackProduc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